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1a84" officeooo:paragraph-rsid="00101a84"/>
    </style:style>
    <style:style style:name="P2" style:family="paragraph" style:parent-style-name="Standard">
      <style:text-properties officeooo:rsid="00137537" officeooo:paragraph-rsid="00137537"/>
    </style:style>
    <style:style style:name="T1" style:family="text">
      <style:text-properties officeooo:rsid="00101a84"/>
    </style:style>
    <style:style style:name="T2" style:family="text">
      <style:text-properties officeooo:rsid="00121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Potential Bugs </text:span></text:p>
      <text:p text:style-name="Standard"/>
      <text:p text:style-name="P1">1- Custom dependencies install from the vendor github account may provide some control over app for the vendor </text:p>
      <text:p text:style-name="P1"/>
      <text:p text:style-name="P1">2- <text:span text:style-name="T2">Social registration is custom that may lead for losing full details </text:span><text:s/></text:p>
      <text:p text:style-name="P1"/>
      <text:p text:style-name="P2">3- Database not designed well it will produce bad performance by production version like trips table</text:p>
      <text:p text:style-name="P2"/>
      <text:p text:style-name="P2">4- <text:s/>A lot of api’s were not secure </text:p>
      <text:p text:style-name="P2"/>
      <text:p text:style-name="P2">5- reset password api not secure </text:p>
      <text:p text:style-name="P2"/>
      <text:p text:style-name="P2">6- a mass amount of coding error (had been solved)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21:27.088159507</meta:creation-date>
    <dc:date>2019-11-06T12:12:17.666862197</dc:date>
    <meta:editing-duration>PT9M59S</meta:editing-duration>
    <meta:editing-cycles>1</meta:editing-cycles>
    <meta:document-statistic meta:table-count="0" meta:image-count="0" meta:object-count="0" meta:page-count="1" meta:paragraph-count="7" meta:word-count="72" meta:character-count="421" meta:non-whitespace-character-count="344"/>
    <meta:generator>LibreOffice/6.0.7.3$Linux_X86_64 LibreOffice_project/00m0$Build-3</meta:generator>
  </office:meta>
</office:document-meta>
</file>